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table:table-cell office:value-type="string" calcext:value-type="string">
            <text:p>Document: 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42:34.258526000</dc:date>
    <meta:editing-duration>PT14H13M29S</meta:editing-duration>
    <meta:editing-cycles>193</meta:editing-cycles>
    <meta:generator>LibreOffice/5.4.4.2$MacOSX_X86_64 LibreOffice_project/2524958677847fb3bb44820e40380acbe820f960</meta:generator>
    <meta:document-statistic meta:table-count="3" meta:cell-count="12027" meta:object-count="0"/>
  </office:meta>
</office:document-meta>
</file>